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24-10-18 0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23-06-22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22-09-2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22-06-2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15-03-2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13-03-1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12-03-2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11-03-2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10-03-2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0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0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06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0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0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0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200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1736" calcext:value-type="float">
            <text:p>106.0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1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9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9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5264" calcext:value-type="float">
            <text:p>98.5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8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6664" calcext:value-type="float">
            <text:p>98.2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6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3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9272" calcext:value-type="float">
            <text:p>98.5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832" calcext:value-type="float">
            <text:p>98.8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832" calcext:value-type="float">
            <text:p>98.8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7872" calcext:value-type="float">
            <text:p>98.7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8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832" calcext:value-type="float">
            <text:p>98.8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430110271802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26" meta:object-count="0"/>
    <meta:user-defined meta:name="AppVersion">3.0</meta:user-defined>
  </office:meta>
</office:document-meta>
</file>